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36e08"/>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c9817"/>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9efe1"/>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73832"/>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61e0f"/>
    </style:style>
    <style:style style:name="P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82955"/>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261e0f"/>
    </style:style>
    <style:style style:name="P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305a59"/>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3b133f"/>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73832" officeooo:paragraph-rsid="00173832"/>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36e08" officeooo:paragraph-rsid="0019efe1"/>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1c9817"/>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a9f66"/>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261e0f"/>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136e08"/>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36e08"/>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73832"/>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82955"/>
    </style:style>
    <style:style style:name="P2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9101d" officeooo:paragraph-rsid="0029101d" style:font-style-asian="normal" style:font-style-complex="normal"/>
    </style:style>
    <style:style style:name="P2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fo:background-color="transparent"/>
    </style:style>
    <style:style style:name="P23"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a4e5f" fo:background-color="transparent"/>
    </style:style>
    <style:style style:name="P2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0fb86d" fo:background-color="transparent"/>
    </style:style>
    <style:style style:name="P2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314888" fo:background-color="transparent"/>
    </style:style>
    <style:style style:name="P27"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font-name-asian="Century Schoolbook" style:font-size-asian="12pt" style:font-style-asian="normal" style:font-name-complex="Century Schoolbook" style:font-size-complex="12pt" style:font-style-complex="normal"/>
    </style:style>
    <style:style style:name="P28"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font-name-asian="Century Schoolbook" style:font-size-asian="12pt" style:font-style-asian="normal" style:font-name-complex="Century Schoolbook" style:font-size-complex="12pt" style:font-style-complex="normal"/>
    </style:style>
    <style:style style:name="P29"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461556" fo:background-color="transparent" style:font-name-asian="Century Schoolbook" style:font-size-asian="12pt" style:font-style-asian="normal" style:font-name-complex="Century Schoolbook" style:font-size-complex="12pt" style:font-style-complex="normal"/>
    </style:style>
    <style:style style:name="P30"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61556" officeooo:paragraph-rsid="00461556" fo:background-color="transparent" style:font-name-asian="Century Schoolbook" style:font-size-asian="12pt" style:font-style-asian="normal" style:font-name-complex="Century Schoolbook" style:font-size-complex="12pt" style:font-style-complex="normal"/>
    </style:style>
    <style:style style:name="P3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fe3a6" officeooo:paragraph-rsid="002fe3a6"/>
    </style:style>
    <style:style style:name="P3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a9f66" officeooo:paragraph-rsid="003a9f66"/>
    </style:style>
    <style:style style:name="P3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c229f" officeooo:paragraph-rsid="003c229f"/>
    </style:style>
    <style:style style:name="P3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305a59"/>
    </style:style>
    <style:style style:name="P3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59f08" officeooo:paragraph-rsid="00261e0f"/>
    </style:style>
    <style:style style:name="P3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3166b" officeooo:paragraph-rsid="0033166b"/>
    </style:style>
    <style:style style:name="P3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18a12" officeooo:paragraph-rsid="00261e0f"/>
    </style:style>
    <style:style style:name="P38" style:family="paragraph" style:parent-style-name="Standard">
      <style:paragraph-properties fo:margin-left="0in" fo:margin-right="0in" fo:line-height="150%" fo:text-align="justify" style:justify-single-word="false" fo:orphans="2" fo:widows="2" fo:text-indent="0in" style:auto-text-indent="false"/>
      <style:text-properties officeooo:paragraph-rsid="00173832"/>
    </style:style>
    <style:style style:name="P39"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1e0f"/>
    </style:style>
    <style:style style:name="P40"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b81f"/>
    </style:style>
    <style:style style:name="P41" style:family="paragraph" style:parent-style-name="Standard">
      <style:paragraph-properties fo:margin-left="0in" fo:margin-right="0in" fo:line-height="150%" fo:text-align="justify" style:justify-single-word="false" fo:orphans="2" fo:widows="2" fo:text-indent="0in" style:auto-text-indent="false"/>
      <style:text-properties officeooo:paragraph-rsid="00314888"/>
    </style:style>
    <style:style style:name="P42" style:family="paragraph" style:parent-style-name="Standard">
      <style:paragraph-properties fo:margin-left="0in" fo:margin-right="0in" fo:line-height="150%" fo:text-align="justify" style:justify-single-word="false" fo:orphans="2" fo:widows="2" fo:text-indent="0in" style:auto-text-indent="false"/>
      <style:text-properties officeooo:paragraph-rsid="00336691"/>
    </style:style>
    <style:style style:name="P43" style:family="paragraph" style:parent-style-name="Standard">
      <style:paragraph-properties fo:margin-left="0in" fo:margin-right="0in" fo:line-height="150%" fo:text-align="justify" style:justify-single-word="false" fo:orphans="2" fo:widows="2" fo:text-indent="0in" style:auto-text-indent="false"/>
      <style:text-properties officeooo:paragraph-rsid="003a9f66"/>
    </style:style>
    <style:style style:name="P44" style:family="paragraph" style:parent-style-name="Standard">
      <style:paragraph-properties fo:margin-left="0in" fo:margin-right="0in" fo:line-height="150%" fo:text-align="justify" style:justify-single-word="false" fo:orphans="2" fo:widows="2" fo:text-indent="0in" style:auto-text-indent="false"/>
      <style:text-properties officeooo:paragraph-rsid="004054ad"/>
    </style:style>
    <style:style style:name="P45" style:family="paragraph" style:parent-style-name="Standard">
      <style:paragraph-properties fo:margin-left="0in" fo:margin-right="0in" fo:line-height="150%" fo:text-align="justify" style:justify-single-word="false" fo:orphans="2" fo:widows="2" fo:text-indent="0in" style:auto-text-indent="false"/>
      <style:text-properties officeooo:paragraph-rsid="0033166b"/>
    </style:style>
    <style:style style:name="P46" style:family="paragraph" style:parent-style-name="Standard">
      <style:paragraph-properties fo:margin-left="0in" fo:margin-right="0in" fo:line-height="150%" fo:text-align="justify" style:justify-single-word="false" fo:orphans="2" fo:widows="2" fo:text-indent="0in" style:auto-text-indent="false">
        <style:tab-stops>
          <style:tab-stop style:position="5.1043in"/>
        </style:tab-stops>
      </style:paragraph-properties>
      <style:text-properties officeooo:paragraph-rsid="003a9f66"/>
    </style:style>
    <style:style style:name="P47" style:family="paragraph" style:parent-style-name="Standard">
      <style:paragraph-properties fo:margin-left="0in" fo:margin-right="0in" fo:line-height="150%" fo:text-align="start" style:justify-single-word="false" fo:orphans="2" fo:widows="2" fo:text-indent="0in" style:auto-text-indent="false"/>
      <style:text-properties officeooo:paragraph-rsid="003c229f"/>
    </style:style>
    <style:style style:name="P48"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2ebe92"/>
    </style:style>
    <style:style style:name="P49"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14da76"/>
    </style:style>
    <style:style style:name="P50"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0fb86d" officeooo:paragraph-rsid="002ebe92"/>
    </style:style>
    <style:style style:name="P51"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336691" officeooo:paragraph-rsid="00336691"/>
    </style:style>
    <style:style style:name="P52" style:family="paragraph" style:parent-style-name="Standard">
      <style:paragraph-properties fo:margin-left="0in" fo:margin-right="0in" fo:line-height="150%" fo:text-align="justify" style:justify-single-word="false" fo:orphans="2" fo:widows="2" fo:text-indent="0in" style:auto-text-indent="false"/>
      <style:text-properties officeooo:rsid="003a9f66" officeooo:paragraph-rsid="003c229f"/>
    </style:style>
    <style:style style:name="P53" style:family="paragraph" style:parent-style-name="Standard">
      <style:paragraph-properties fo:margin-left="0in" fo:margin-right="0in" fo:line-height="115%" fo:text-align="justify" style:justify-single-word="false" fo:orphans="2" fo:widows="2" fo:text-indent="0in" style:auto-text-indent="false"/>
      <style:text-properties officeooo:paragraph-rsid="00336691"/>
    </style:style>
    <style:style style:name="P54" style:family="paragraph" style:parent-style-name="Standard">
      <style:paragraph-properties fo:margin-left="0in" fo:margin-right="0in" fo:line-height="115%" fo:text-align="justify" style:justify-single-word="false" fo:orphans="2" fo:widows="2" fo:text-indent="0in" style:auto-text-indent="false"/>
      <style:text-properties officeooo:paragraph-rsid="00461556"/>
    </style:style>
    <style:style style:name="P55" style:family="paragraph" style:parent-style-name="Standard">
      <style:paragraph-properties fo:margin-left="0in" fo:margin-right="0in" fo:line-height="115%" fo:text-align="justify" style:justify-single-word="false" fo:orphans="2" fo:widows="2" fo:text-indent="0in" style:auto-text-indent="false"/>
      <style:text-properties officeooo:rsid="00461556" officeooo:paragraph-rsid="00461556"/>
    </style:style>
    <style:style style:name="P56" style:family="paragraph" style:parent-style-name="Standard">
      <style:paragraph-properties fo:margin-left="0in" fo:margin-right="0in" fo:line-height="115%" fo:text-align="justify" style:justify-single-word="false" fo:orphans="2" fo:widows="2" fo:text-indent="0in" style:auto-text-indent="false"/>
      <style:text-properties style:font-name="Liberation Serif" officeooo:rsid="00461556" officeooo:paragraph-rsid="00461556"/>
    </style:style>
    <style:style style:name="P57" style:family="paragraph" style:parent-style-name="Standard">
      <style:paragraph-properties fo:margin-left="0.4925in" fo:margin-right="0in" fo:line-height="150%" fo:text-align="justify" style:justify-single-word="false" fo:orphans="2" fo:widows="2" fo:text-indent="0in" style:auto-text-indent="false"/>
      <style:text-properties fo:color="#2a6099" officeooo:rsid="00336691" officeooo:paragraph-rsid="00336691"/>
    </style:style>
    <style:style style:name="P58" style:family="paragraph" style:parent-style-name="Standard">
      <style:paragraph-properties fo:margin-left="0.4925in" fo:margin-right="0in" fo:line-height="115%" fo:text-align="justify" style:justify-single-word="false" fo:orphans="2" fo:widows="2" fo:text-indent="0in" style:auto-text-indent="false"/>
      <style:text-properties fo:color="#2a6099" officeooo:paragraph-rsid="004226a3"/>
    </style:style>
    <style:style style:name="P59"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60"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style>
    <style:style style:name="P61"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82955"/>
    </style:style>
    <style:style style:name="P62"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82955" style:font-name-asian="Century Schoolbook" style:font-size-asian="12pt" style:font-style-asian="normal" style:font-name-complex="Century Schoolbook" style:font-size-complex="12pt" style:font-style-complex="normal"/>
    </style:style>
    <style:style style:name="P63" style:family="paragraph" style:parent-style-name="Standard">
      <style:paragraph-properties fo:margin-left="0.4925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29101d" officeooo:paragraph-rsid="004054ad" style:font-style-asian="normal" style:font-style-complex="normal"/>
    </style:style>
    <style:style style:name="P64" style:family="paragraph" style:parent-style-name="Standard">
      <style:paragraph-properties fo:margin-left="0.4925in" fo:margin-right="0in" fo:line-height="115%" fo:text-align="justify" style:justify-single-word="false" fo:orphans="2" fo:widows="2" fo:text-indent="0in" style:auto-text-indent="false"/>
      <style:text-properties officeooo:paragraph-rsid="002ebe92"/>
    </style:style>
    <style:style style:name="P65" style:family="paragraph" style:parent-style-name="Standard">
      <style:paragraph-properties fo:margin-left="0.4925in" fo:margin-right="0in" fo:margin-top="0.0783in" fo:margin-bottom="0in" loext:contextual-spacing="false"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440121"/>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c9817"/>
    </style:style>
    <style:style style:name="T3" style:family="text">
      <style:text-properties fo:font-variant="normal" fo:text-transform="none" fo:color="#222222" style:font-name="Liberation Serif" fo:font-size="12pt" fo:letter-spacing="normal" fo:font-style="normal" fo:font-weight="normal" officeooo:rsid="003d41c2" style:font-style-asian="normal" style:font-style-complex="normal"/>
    </style:style>
    <style:style style:name="T4" style:family="text">
      <style:text-properties fo:font-variant="normal" fo:text-transform="none" fo:color="#222222" style:font-name="Liberation Serif" fo:font-size="12pt" fo:letter-spacing="normal" fo:font-style="italic" fo:font-weight="normal" style:font-style-asian="italic" style:font-style-complex="italic"/>
    </style:style>
    <style:style style:name="T5" style:family="text">
      <style:text-properties fo:font-variant="normal" fo:text-transform="none" fo:color="#222222" style:font-name="Liberation Serif" fo:letter-spacing="normal"/>
    </style:style>
    <style:style style:name="T6" style:family="text">
      <style:text-properties fo:font-variant="normal" fo:text-transform="none" fo:color="#1155cc" style:font-name="Liberation Serif" fo:font-size="12pt" fo:letter-spacing="normal" fo:font-style="normal" fo:font-weight="normal"/>
    </style:style>
    <style:style style:name="T7" style:family="text">
      <style:text-properties fo:font-variant="normal" fo:text-transform="none" fo:color="#ce181e" style:font-name="Liberation Serif" fo:font-size="12pt" fo:letter-spacing="normal" fo:font-style="normal" fo:font-weight="normal" officeooo:rsid="00261e0f"/>
    </style:style>
    <style:style style:name="T8" style:family="text">
      <style:text-properties fo:font-variant="normal" fo:text-transform="none" fo:color="#ce181e" style:font-name="Liberation Serif" fo:font-size="12pt" fo:letter-spacing="normal" fo:font-style="normal" fo:font-weight="normal" officeooo:rsid="004226a3"/>
    </style:style>
    <style:style style:name="T9" style:family="text">
      <style:text-properties fo:font-variant="normal" fo:text-transform="none" fo:color="#2a6099" style:font-name="Liberation Serif" fo:font-size="12pt" fo:letter-spacing="normal" fo:language="en" fo:country="GB" fo:font-style="normal" fo:font-weight="normal" officeooo:rsid="002ebe92" fo:background-color="transparent" loext:char-shading-value="0"/>
    </style:style>
    <style:style style:name="T10" style:family="text">
      <style:text-properties fo:font-variant="normal" fo:text-transform="none" fo:color="#2a6099" style:font-name="Liberation Serif" fo:font-size="12pt" fo:letter-spacing="normal" fo:language="en" fo:country="GB" fo:font-style="normal" fo:font-weight="normal" officeooo:rsid="00336691" style:font-weight-complex="bold"/>
    </style:style>
    <style:style style:name="T11" style:family="text">
      <style:text-properties fo:font-variant="normal" fo:text-transform="none" fo:color="#2a6099"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12" style:family="text">
      <style:text-properties fo:font-variant="normal" fo:text-transform="none" fo:color="#2a6099" style:font-name="Liberation Serif" fo:font-size="12pt" fo:letter-spacing="normal" fo:font-style="normal" fo:font-weight="normal"/>
    </style:style>
    <style:style style:name="T13" style:family="text">
      <style:text-properties fo:font-variant="normal" fo:text-transform="none" fo:color="#2a6099" style:font-name="Liberation Serif" fo:font-size="12pt" fo:letter-spacing="normal" fo:font-style="normal" fo:font-weight="normal" officeooo:rsid="001c9817"/>
    </style:style>
    <style:style style:name="T14" style:family="text">
      <style:text-properties fo:font-variant="normal" fo:text-transform="none" fo:color="#2a6099" style:font-name="Liberation Serif" fo:font-size="12pt" fo:letter-spacing="normal" fo:font-style="normal" fo:font-weight="normal" officeooo:rsid="00282955"/>
    </style:style>
    <style:style style:name="T15" style:family="text">
      <style:text-properties fo:font-variant="normal" fo:text-transform="none" fo:color="#2a6099" style:font-name="Liberation Serif" fo:font-size="12pt" fo:letter-spacing="normal" fo:font-style="normal" fo:font-weight="normal" officeooo:rsid="00314888"/>
    </style:style>
    <style:style style:name="T16" style:family="text">
      <style:text-properties fo:font-variant="normal" fo:text-transform="none" fo:color="#2a6099" style:font-name="Liberation Serif" fo:font-size="12pt" fo:letter-spacing="normal" fo:font-style="normal" fo:font-weight="normal" officeooo:rsid="00336691"/>
    </style:style>
    <style:style style:name="T17" style:family="text">
      <style:text-properties fo:font-variant="normal" fo:text-transform="none" fo:color="#2a6099" style:font-name="Liberation Serif" fo:font-size="12pt" fo:letter-spacing="normal" fo:font-style="normal" fo:font-weight="normal" fo:background-color="transparent" loext:char-shading-value="0" style:font-name-asian="Century Schoolbook" style:font-size-asian="12pt" style:font-style-asian="normal" style:font-name-complex="Century Schoolbook" style:font-size-complex="12pt" style:font-style-complex="normal"/>
    </style:style>
    <style:style style:name="T18" style:family="text">
      <style:text-properties fo:font-variant="normal" fo:text-transform="none" fo:color="#2a6099" style:font-name="Liberation Serif" fo:font-size="12pt" fo:letter-spacing="normal" fo:font-style="normal" fo:font-weight="normal" officeooo:rsid="002a4e5f" fo:background-color="transparent" loext:char-shading-value="0" style:font-name-asian="Century Schoolbook" style:font-size-asian="12pt" style:font-style-asian="normal" style:font-name-complex="Century Schoolbook" style:font-size-complex="12pt" style:font-style-complex="normal"/>
    </style:style>
    <style:style style:name="T19" style:family="text">
      <style:text-properties fo:font-variant="normal" fo:text-transform="none" fo:color="#2a6099" style:font-name="Liberation Serif" fo:font-size="12pt" fo:letter-spacing="normal" fo:font-style="normal" fo:font-weight="normal"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20" style:family="text">
      <style:text-properties fo:font-variant="normal" fo:text-transform="none" fo:color="#2a6099" style:font-name="Liberation Serif" fo:font-size="12pt" fo:letter-spacing="normal" fo:font-style="normal" fo:font-weight="normal" officeooo:rsid="00461556" fo:background-color="transparent" loext:char-shading-value="0" style:font-name-asian="Century Schoolbook" style:font-size-asian="12pt" style:font-style-asian="normal" style:font-name-complex="Century Schoolbook" style:font-size-complex="12pt" style:font-style-complex="normal"/>
    </style:style>
    <style:style style:name="T21" style:family="text">
      <style:text-properties fo:font-variant="normal" fo:text-transform="none" fo:color="#2a6099" style:font-name="Liberation Serif" fo:font-size="12pt" fo:letter-spacing="normal" fo:font-style="normal" fo:font-weight="normal" officeooo:rsid="002a8c9c"/>
    </style:style>
    <style:style style:name="T22" style:family="text">
      <style:text-properties fo:font-variant="normal" fo:text-transform="none" fo:color="#2a6099" style:font-name="Liberation Serif" fo:font-size="12pt" fo:letter-spacing="normal" fo:font-style="normal" fo:font-weight="normal" officeooo:rsid="0037d1b9"/>
    </style:style>
    <style:style style:name="T23" style:family="text">
      <style:text-properties fo:font-variant="normal" fo:text-transform="none" fo:color="#2a6099" style:font-name="Liberation Serif" fo:font-size="12pt" fo:letter-spacing="normal" fo:font-style="normal" fo:font-weight="normal" officeooo:rsid="00392be7"/>
    </style:style>
    <style:style style:name="T24" style:family="text">
      <style:text-properties fo:font-variant="normal" fo:text-transform="none" fo:color="#2a6099" style:font-name="Liberation Serif" fo:font-size="12pt" fo:letter-spacing="normal" fo:font-style="normal" fo:font-weight="normal" officeooo:rsid="003a9f66"/>
    </style:style>
    <style:style style:name="T25" style:family="text">
      <style:text-properties fo:font-variant="normal" fo:text-transform="none" fo:color="#2a6099" style:font-name="Liberation Serif" fo:font-size="12pt" fo:letter-spacing="normal" fo:font-style="normal" fo:font-weight="normal" officeooo:rsid="003c229f"/>
    </style:style>
    <style:style style:name="T26" style:family="text">
      <style:text-properties fo:font-variant="normal" fo:text-transform="none" fo:color="#2a6099" style:font-name="Liberation Serif" fo:font-size="12pt" fo:letter-spacing="normal" fo:font-style="normal" fo:font-weight="normal" officeooo:rsid="003e9ce3"/>
    </style:style>
    <style:style style:name="T27" style:family="text">
      <style:text-properties fo:font-variant="normal" fo:text-transform="none" fo:color="#2a6099" style:font-name="Liberation Serif" fo:font-size="12pt" fo:letter-spacing="normal" fo:font-style="normal" fo:font-weight="normal" officeooo:rsid="003a9f66" style:font-style-asian="normal" style:font-style-complex="normal"/>
    </style:style>
    <style:style style:name="T28" style:family="text">
      <style:text-properties fo:font-variant="normal" fo:text-transform="none" fo:color="#2a6099" style:font-name="Liberation Serif" fo:font-size="12pt" fo:letter-spacing="normal" fo:font-style="normal" fo:font-weight="normal" officeooo:rsid="003e9ce3" style:font-style-asian="normal" style:font-style-complex="normal"/>
    </style:style>
    <style:style style:name="T29" style:family="text">
      <style:text-properties fo:font-variant="normal" fo:text-transform="none" fo:color="#2a6099" style:font-name="Liberation Serif" fo:font-size="12pt" fo:letter-spacing="normal" fo:font-style="normal" fo:font-weight="normal" officeooo:rsid="004054ad"/>
    </style:style>
    <style:style style:name="T30" style:family="text">
      <style:text-properties fo:font-variant="normal" fo:text-transform="none" fo:color="#2a6099" style:font-name="Liberation Serif" fo:font-size="12pt" fo:letter-spacing="normal" fo:font-style="normal" fo:font-weight="normal" officeooo:rsid="00459f08"/>
    </style:style>
    <style:style style:name="T31" style:family="text">
      <style:text-properties fo:font-variant="normal" fo:text-transform="none" fo:color="#2a6099" style:font-name="Liberation Serif" fo:font-size="12pt" fo:letter-spacing="normal" fo:font-style="normal" fo:font-weight="normal" officeooo:rsid="0045f0a9"/>
    </style:style>
    <style:style style:name="T32" style:family="text">
      <style:text-properties fo:font-variant="normal" fo:text-transform="none" fo:color="#2a6099" style:font-name="Liberation Serif" fo:font-size="12pt" fo:letter-spacing="normal" fo:font-style="normal" fo:font-weight="normal" officeooo:rsid="0033166b"/>
    </style:style>
    <style:style style:name="T33" style:family="text">
      <style:text-properties fo:font-variant="normal" fo:text-transform="none" fo:color="#2a6099" style:font-name="Liberation Serif" fo:font-size="12pt" fo:letter-spacing="normal" fo:font-style="normal" fo:font-weight="normal" officeooo:rsid="00461556"/>
    </style:style>
    <style:style style:name="T34" style:family="text">
      <style:text-properties fo:font-variant="normal" fo:text-transform="none" fo:color="#2a6099" style:font-name="Liberation Serif" fo:font-size="12pt" fo:letter-spacing="normal" fo:language="en" fo:country="US" fo:font-style="normal" fo:font-weight="normal" officeooo:rsid="00178a55"/>
    </style:style>
    <style:style style:name="T35" style:family="text">
      <style:text-properties fo:font-variant="normal" fo:text-transform="none" fo:color="#2a6099" style:font-name="Liberation Serif" fo:font-size="12pt" fo:letter-spacing="normal" fo:language="en" fo:country="US" fo:font-style="normal" fo:font-weight="normal" officeooo:rsid="00392be7"/>
    </style:style>
    <style:style style:name="T36" style:family="text">
      <style:text-properties fo:font-variant="normal" fo:text-transform="none" fo:color="#2a6099" style:font-name="Liberation Serif" fo:font-size="12pt" fo:letter-spacing="normal" fo:language="en" fo:country="US" fo:font-style="normal" fo:font-weight="normal" officeooo:rsid="00392be7" style:font-style-asian="normal" style:font-style-complex="normal"/>
    </style:style>
    <style:style style:name="T37" style:family="text">
      <style:text-properties fo:font-variant="normal" fo:text-transform="none" fo:color="#2a6099" style:font-name="Liberation Serif" fo:font-size="12pt" fo:letter-spacing="normal" fo:language="en" fo:country="US" fo:font-style="normal" fo:font-weight="normal" officeooo:rsid="00178a55" style:font-style-asian="normal" style:font-style-complex="normal"/>
    </style:style>
    <style:style style:name="T38" style:family="text">
      <style:text-properties fo:font-variant="normal" fo:text-transform="none" fo:color="#2a6099" style:font-name="Liberation Serif" fo:font-size="12pt" fo:letter-spacing="normal" fo:language="en" fo:country="US" fo:font-style="normal" fo:font-weight="normal" officeooo:rsid="003a9f66" style:font-style-asian="normal" style:font-style-complex="normal"/>
    </style:style>
    <style:style style:name="T39" style:family="text">
      <style:text-properties fo:font-variant="normal" fo:text-transform="none" fo:color="#2a6099" style:font-name="Liberation Serif" fo:font-size="12pt" fo:letter-spacing="normal" fo:language="en" fo:country="US" fo:font-style="normal" fo:font-weight="normal" officeooo:rsid="003d41c2" style:font-style-asian="normal" style:font-style-complex="normal"/>
    </style:style>
    <style:style style:name="T40" style:family="text">
      <style:text-properties fo:font-variant="normal" fo:text-transform="none" fo:color="#2a6099" style:font-name="Liberation Serif" fo:font-size="12pt" fo:letter-spacing="normal" fo:language="en" fo:country="US" fo:font-style="italic" fo:font-weight="normal" officeooo:rsid="00392be7" style:font-style-asian="italic" style:font-style-complex="italic"/>
    </style:style>
    <style:style style:name="T41" style:family="text">
      <style:text-properties fo:font-variant="normal" fo:text-transform="none" fo:color="#2a6099" style:font-name="Liberation Serif" fo:font-size="12pt" fo:letter-spacing="normal" fo:font-style="italic" fo:font-weight="normal" officeooo:rsid="003a9f66" style:font-style-asian="italic" style:font-style-complex="italic"/>
    </style:style>
    <style:style style:name="T42" style:family="text">
      <style:text-properties fo:font-variant="normal" fo:text-transform="none" fo:color="#2a6099" style:font-name="Liberation Serif" fo:font-size="12pt" fo:letter-spacing="normal" fo:font-style="italic" fo:font-weight="normal" officeooo:rsid="004054ad" style:font-style-asian="italic" style:font-style-complex="italic"/>
    </style:style>
    <style:style style:name="T4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weight-complex="bold"/>
    </style:style>
    <style:style style:name="T4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c661a" style:text-blinking="false" style:font-size-asian="12pt" style:font-style-asian="normal" style:font-weight-asian="normal" style:font-size-complex="12pt" style:font-weight-complex="bold"/>
    </style:style>
    <style:style style:name="T45"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weight-complex="bold"/>
    </style:style>
    <style:style style:name="T46"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5f0a9" style:text-blinking="false" style:font-size-asian="12pt" style:font-style-asian="normal" style:font-weight-asian="normal" style:font-size-complex="12pt" style:font-weight-complex="bold"/>
    </style:style>
    <style:style style:name="T47"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61556" style:text-blinking="false" style:font-size-asian="12pt" style:font-style-asian="normal" style:font-weight-asian="normal" style:font-size-complex="12pt" style:font-weight-complex="bold"/>
    </style:style>
    <style:style style:name="T4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style-complex="normal" style:font-weight-complex="bold"/>
    </style:style>
    <style:style style:name="T4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4b7f4" style:text-blinking="false" style:font-size-asian="12pt" style:font-style-asian="normal" style:font-weight-asian="normal" style:font-size-complex="12pt" style:font-style-complex="normal" style:font-weight-complex="bold"/>
    </style:style>
    <style:style style:name="T5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style-complex="normal" style:font-weight-complex="bold"/>
    </style:style>
    <style:style style:name="T51" style:family="text">
      <style:text-properties fo:font-variant="normal" fo:text-transform="none" style:font-name="Liberation Serif" fo:font-size="12pt" fo:letter-spacing="normal" fo:font-style="normal" fo:font-weight="normal"/>
    </style:style>
    <style:style style:name="T52" style:family="text">
      <style:text-properties fo:font-variant="normal" fo:text-transform="none" style:font-name="Liberation Serif" fo:font-size="12pt" fo:letter-spacing="normal" fo:font-style="normal" fo:font-weight="normal" officeooo:rsid="000dae62"/>
    </style:style>
    <style:style style:name="T53" style:family="text">
      <style:text-properties fo:font-variant="normal" fo:text-transform="none" style:font-name="Liberation Serif" fo:font-size="12pt" fo:letter-spacing="normal" fo:font-style="normal" fo:font-weight="normal" officeooo:rsid="0014da76"/>
    </style:style>
    <style:style style:name="T54" style:family="text">
      <style:text-properties fo:font-variant="normal" fo:text-transform="none" style:font-name="Liberation Serif" fo:font-size="12pt" fo:letter-spacing="normal" fo:font-style="normal" fo:font-weight="normal" officeooo:rsid="0014fd8e"/>
    </style:style>
    <style:style style:name="T55" style:family="text">
      <style:text-properties fo:font-variant="normal" fo:text-transform="none" style:font-name="Liberation Serif" fo:font-size="12pt" fo:letter-spacing="normal" fo:font-style="normal" fo:font-weight="normal" officeooo:rsid="00118a12"/>
    </style:style>
    <style:style style:name="T56" style:family="text">
      <style:text-properties fo:font-variant="normal" fo:text-transform="none" style:font-name="Liberation Serif" fo:font-size="12pt" fo:letter-spacing="normal" fo:font-style="normal" fo:font-weight="normal" officeooo:rsid="00118a12" fo:background-color="transparent" loext:char-shading-value="0"/>
    </style:style>
    <style:style style:name="T57" style:family="text">
      <style:text-properties fo:font-variant="normal" fo:text-transform="none" style:font-name="Liberation Serif" fo:font-size="12pt" fo:letter-spacing="normal" fo:font-style="normal" fo:font-weight="normal" officeooo:rsid="002ebe92" fo:background-color="transparent" loext:char-shading-value="0"/>
    </style:style>
    <style:style style:name="T58" style:family="text">
      <style:text-properties fo:font-variant="normal" fo:text-transform="none" style:font-name="Liberation Serif" fo:font-size="12pt" fo:letter-spacing="normal" fo:font-style="normal" fo:font-weight="normal" officeooo:rsid="004054ad" fo:background-color="transparent" loext:char-shading-value="0"/>
    </style:style>
    <style:style style:name="T59" style:family="text">
      <style:text-properties fo:font-variant="normal" fo:text-transform="none" style:font-name="Liberation Serif" fo:font-size="12pt" fo:letter-spacing="normal" fo:font-style="normal" fo:font-weight="normal" officeooo:rsid="00261e0f"/>
    </style:style>
    <style:style style:name="T60" style:family="text">
      <style:text-properties fo:font-variant="normal" fo:text-transform="none" style:font-name="Liberation Serif" fo:font-size="12pt" fo:letter-spacing="normal" fo:font-style="normal" fo:font-weight="normal" officeooo:rsid="001db506" style:font-style-asian="normal" style:font-style-complex="normal"/>
    </style:style>
    <style:style style:name="T61" style:family="text">
      <style:text-properties fo:font-variant="normal" fo:text-transform="none" style:font-name="Liberation Serif" fo:font-size="12pt" fo:letter-spacing="normal" fo:font-style="normal" fo:font-weight="normal" officeooo:rsid="000dae62" style:font-style-asian="normal" style:font-style-complex="normal"/>
    </style:style>
    <style:style style:name="T62" style:family="text">
      <style:text-properties fo:font-variant="normal" fo:text-transform="none" style:font-name="Liberation Serif" fo:font-size="12pt" fo:letter-spacing="normal" fo:font-style="normal" fo:font-weight="normal" officeooo:rsid="004054ad" style:font-style-asian="normal" style:font-style-complex="normal"/>
    </style:style>
    <style:style style:name="T63" style:family="text">
      <style:text-properties fo:font-variant="normal" fo:text-transform="none" style:font-name="Liberation Serif" fo:font-size="12pt" fo:letter-spacing="normal" fo:font-style="normal" fo:font-weight="normal" officeooo:rsid="004054ad"/>
    </style:style>
    <style:style style:name="T64" style:family="text">
      <style:text-properties fo:font-variant="normal" fo:text-transform="none" style:font-name="Liberation Serif" fo:font-size="12pt" fo:letter-spacing="normal" fo:language="en" fo:country="GB" fo:font-style="normal" fo:font-weight="normal" officeooo:rsid="002ebe92" fo:background-color="transparent" loext:char-shading-value="0"/>
    </style:style>
    <style:style style:name="T65" style:family="text">
      <style:text-properties fo:font-variant="normal" fo:text-transform="none" style:font-name="Liberation Serif" fo:font-size="12pt" fo:letter-spacing="normal" fo:language="en" fo:country="GB" fo:font-style="normal" fo:font-weight="normal" officeooo:rsid="0040cdd5" fo:background-color="transparent" loext:char-shading-value="0"/>
    </style:style>
    <style:style style:name="T66"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complex="bold"/>
    </style:style>
    <style:style style:name="T67"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style-asian="italic" style:font-weight-complex="bold"/>
    </style:style>
    <style:style style:name="T68"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bold" style:font-weight-complex="bold"/>
    </style:style>
    <style:style style:name="T69"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normal" style:font-weight-complex="normal"/>
    </style:style>
    <style:style style:name="T70" style:family="text">
      <style:text-properties fo:font-variant="normal" fo:text-transform="none" style:font-name="Liberation Serif" fo:font-size="12pt" fo:letter-spacing="normal" fo:language="en" fo:country="GB" fo:font-style="normal" fo:font-weight="normal" style:font-weight-complex="bold"/>
    </style:style>
    <style:style style:name="T71"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72"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style>
    <style:style style:name="T73" style:family="text">
      <style:text-properties fo:font-variant="normal" fo:text-transform="none" style:font-name="Liberation Serif" fo:font-size="12pt" fo:letter-spacing="normal" fo:font-style="italic" fo:font-weight="normal" officeooo:rsid="000dae62" style:font-style-asian="italic" style:font-style-complex="italic"/>
    </style:style>
    <style:style style:name="T74" style:family="text">
      <style:text-properties style:font-name="Liberation Serif"/>
    </style:style>
    <style:style style:name="T75" style:family="text">
      <style:text-properties style:font-name="Liberation Serif" officeooo:rsid="00118a12"/>
    </style:style>
    <style:style style:name="T76" style:family="text">
      <style:text-properties style:font-name="Liberation Serif" officeooo:rsid="00173832"/>
    </style:style>
    <style:style style:name="T77" style:family="text">
      <style:text-properties style:font-name="Liberation Serif" fo:font-style="italic" officeooo:rsid="00118a12" style:font-style-asian="italic" style:font-style-complex="italic"/>
    </style:style>
    <style:style style:name="T78" style:family="text">
      <style:text-properties style:font-name="Liberation Serif" officeooo:rsid="004054ad"/>
    </style:style>
    <style:style style:name="T79" style:family="text">
      <style:text-properties fo:color="#2a6099"/>
    </style:style>
    <style:style style:name="T80" style:family="text">
      <style:text-properties fo:color="#2a6099" officeooo:rsid="0026e4e0"/>
    </style:style>
    <style:style style:name="T81" style:family="text">
      <style:text-properties fo:color="#2a6099" style:font-name="Liberation Serif"/>
    </style:style>
    <style:style style:name="T82" style:family="text">
      <style:text-properties fo:color="#2a6099" officeooo:rsid="00336691"/>
    </style:style>
    <style:style style:name="T83" style:family="text">
      <style:text-properties fo:color="#2a6099" officeooo:rsid="003a9f66"/>
    </style:style>
    <style:style style:name="T84" style:family="text">
      <style:text-properties fo:color="#2a6099" officeooo:rsid="003b133f"/>
    </style:style>
    <style:style style:name="T85" style:family="text">
      <style:text-properties fo:color="#2a6099" officeooo:rsid="003c229f"/>
    </style:style>
    <style:style style:name="T86" style:family="text">
      <style:text-properties fo:color="#2a6099" officeooo:rsid="003e9ce3"/>
    </style:style>
    <style:style style:name="T87" style:family="text">
      <style:text-properties style:font-size-asian="12pt" style:font-size-complex="12pt"/>
    </style:style>
    <style:style style:name="T88" style:family="text">
      <style:text-properties style:font-name-asian="Century Schoolbook" style:font-size-asian="12pt" style:font-style-asian="normal" style:font-name-complex="Century Schoolbook" style:font-size-complex="12pt" style:font-style-complex="normal"/>
    </style:style>
    <style:style style:name="T89" style:family="text">
      <style:text-properties officeooo:rsid="00282955" style:font-name-asian="Century Schoolbook" style:font-size-asian="12pt" style:font-style-asian="normal" style:font-name-complex="Century Schoolbook" style:font-size-complex="12pt" style:font-style-complex="normal"/>
    </style:style>
    <style:style style:name="T90" style:family="text">
      <style:text-properties officeooo:rsid="002a4e5f" style:font-name-asian="Century Schoolbook" style:font-size-asian="12pt" style:font-style-asian="normal" style:font-name-complex="Century Schoolbook" style:font-size-complex="12pt" style:font-style-complex="normal"/>
    </style:style>
    <style:style style:name="T91" style:family="text">
      <style:text-properties officeooo:rsid="00282955"/>
    </style:style>
    <style:style style:name="T92" style:family="text">
      <style:text-properties fo:language="en" fo:country="GB" style:font-weight-complex="bold"/>
    </style:style>
    <style:style style:name="T93" style:family="text">
      <style:text-properties fo:language="en" fo:country="GB" officeooo:rsid="004054ad" style:font-weight-complex="bold"/>
    </style:style>
    <style:style style:name="T94" style:family="text">
      <style:text-properties fo:language="en" fo:country="GB" style:font-style-asian="normal" style:font-style-complex="normal" style:font-weight-complex="bold"/>
    </style:style>
    <style:style style:name="T95" style:family="text">
      <style:text-properties officeooo:rsid="002a4e5f"/>
    </style:style>
    <style:style style:name="T96" style:family="text">
      <style:text-properties officeooo:rsid="00314888"/>
    </style:style>
    <style:style style:name="T97" style:family="text">
      <style:text-properties fo:language="en" fo:country="US" fo:font-style="italic" style:font-style-asian="italic" style:font-style-complex="italic" style:font-weight-complex="bold"/>
    </style:style>
    <style:style style:name="T98" style:family="text">
      <style:text-properties fo:language="en" fo:country="US" fo:font-style="italic" officeooo:rsid="004054ad" style:font-style-asian="italic" style:font-style-complex="italic" style:font-weight-complex="bold"/>
    </style:style>
    <style:style style:name="T99" style:family="text">
      <style:text-properties fo:language="en" fo:country="US" fo:font-style="italic" officeooo:rsid="004054ad" style:font-style-asian="italic" style:font-weight-asian="normal" style:font-style-complex="italic" style:font-weight-complex="bold"/>
    </style:style>
    <style:style style:name="T100" style:family="text">
      <style:text-properties fo:language="en" fo:country="US" fo:font-style="italic" style:font-size-asian="12pt" style:font-style-asian="italic" style:font-weight-asian="normal" style:font-size-complex="12pt" style:font-style-complex="italic" style:font-weight-complex="bold"/>
    </style:style>
    <style:style style:name="T101" style:family="text">
      <style:text-properties fo:language="en" fo:country="US" fo:font-style="italic" style:letter-kerning="false" style:font-style-asian="italic" style:font-style-complex="italic" style:font-weight-complex="bold"/>
    </style:style>
    <style:style style:name="T102" style:family="text">
      <style:text-properties fo:language="en" fo:country="US" officeooo:rsid="004054ad" style:font-weight-complex="bold"/>
    </style:style>
    <style:style style:name="T103" style:family="text">
      <style:text-properties fo:language="en" fo:country="US" style:font-style-asian="normal" style:font-style-complex="normal" style:font-weight-complex="bold"/>
    </style:style>
    <style:style style:name="T104" style:family="text">
      <style:text-properties fo:language="en" fo:country="US" style:letter-kerning="false" style:font-style-asian="normal" style:font-style-complex="normal" style:font-weight-complex="bold"/>
    </style:style>
    <style:style style:name="T105" style:family="text">
      <style:text-properties fo:language="en" fo:country="US" style:letter-kerning="false" style:font-style-asian="italic" style:font-weight-asian="normal" style:font-style-complex="normal" style:font-weight-complex="bold"/>
    </style:style>
    <style:style style:name="T106" style:family="text">
      <style:text-properties fo:language="en" fo:country="US" style:letter-kerning="false" style:font-size-asian="12pt" style:font-style-asian="normal" style:font-size-complex="12pt" style:font-style-complex="normal" style:font-weight-complex="bold"/>
    </style:style>
    <style:style style:name="T107" style:family="text">
      <style:text-properties fo:language="en" fo:country="US" style:font-size-asian="12pt" style:font-style-asian="normal" style:font-weight-asian="normal" style:font-size-complex="12pt" style:font-style-complex="normal" style:font-weight-complex="bold"/>
    </style:style>
    <style:style style:name="T108" style:family="text">
      <style:text-properties fo:language="en" fo:country="US" style:font-size-asian="12pt" style:font-style-asian="italic" style:font-weight-asian="normal" style:font-size-complex="12pt" style:font-style-complex="italic" style:font-weight-complex="bold"/>
    </style:style>
    <style:style style:name="T109" style:family="text">
      <style:text-properties officeooo:rsid="003c229f"/>
    </style:style>
    <style:style style:name="T110" style:family="text">
      <style:text-properties officeooo:rsid="004054ad"/>
    </style:style>
    <style:style style:name="T111" style:family="text">
      <style:text-properties officeooo:rsid="004226a3"/>
    </style:style>
    <style:style style:name="T112" style:family="text">
      <style:text-properties officeooo:rsid="00459f08"/>
    </style:style>
    <style:style style:name="T113" style:family="text">
      <style:text-properties officeooo:rsid="00461556"/>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size="10pt" fo:language="en" fo:country="US" style:language-asian="zh" style:country-asian="CN" style:language-complex="hi" style:country-complex="IN"/>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JEB MS JEB-2020-00032<text:tab/></text:span><text:span text:style-name="T74"><text:line-break/></text:span></text:p>
      <text:p text:style-name="P52"><text:span text:style-name="T12">Dear </text:span><text:span text:style-name="T25">Dr. Blanckenhorn, </text:span></text:p>
      <text:p text:style-name="P14"/>
      <text:p text:style-name="P32">with this letter we provide a revised manuscript. Below we respond to your and the reviewer’s comments in detail. </text:p>
      <text:p text:style-name="P43"><text:span text:style-name="T74"><text:line-break/></text:span><text:span text:style-name="T1">Re: Reject with resubmission allowed<text:tab/></text:span><text:span text:style-name="T74"><text:line-break/><text:line-break/></text:span><text:span text:style-name="T1">Dear Author,<text:tab/></text:span><text:span text:style-name="T74"><text:line-break/><text:line-break/></text:span><text:span text:style-name="T1">Thank you for submitting your manuscript "Decoupling of resistance and tolerance against one of two related parasites (</text:span><text:span text:style-name="T4">Eimeria</text:span><text:span text:style-name="T3">) </text:span><text:span text:style-name="T1">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2"/>
      <text:p text:style-name="P43"><text:span text:style-name="T13">We want to thank both reviewers for the thorough review</text:span><text:span text:style-name="T22">s. We are confident we were able </text:span><text:span text:style-name="T13">to <text:s/></text:span><text:span text:style-name="T22">substantial </text:span><text:span text:style-name="T13">improve our manuscript </text:span><text:span text:style-name="T22">taking into account all comments and issues raised</text:span><text:span text:style-name="T13">.<text:tab/></text:span><text:span text:style-name="T23">W</text:span><text:span text:style-name="T24">e </text:span><text:span text:style-name="T23">changed the manuscript substantially, including the title, which </text:span><text:span text:style-name="T24">now reads</text:span><text:span text:style-name="T23">: “</text:span><text:span text:style-name="T34">Coupling between tolerance and </text:span><text:span text:style-name="T35">resistance differ</text:span><text:span text:style-name="T34">s between related </text:span><text:span text:style-name="T40">Eimeria</text:span><text:span text:style-name="T36"> </text:span><text:span text:style-name="T37">parasite species</text:span><text:span text:style-name="T38">: </text:span><office:annotation office:name="__Annotation__4225_3974832659"><dc:creator>Emanuel Heitlinger</dc:creator><dc:date>2020-03-29T14:10:30.168994830</dc:date><loext:sender-initials>EH</loext:sender-initials><text:p text:style-name="P66"><text:span text:style-name="T114">This has developed to be my main idea/framework for the manuscript. You/We’ll need to find (more) compelling references for it. Or argue that it’s a brilliant new idea?!</text:span></text:p></office:annotation><text:span text:style-name="T39">implications for co-evolution with their mouse hosts</text:span><office:annotation-end office:name="__Annotation__4225_3974832659"/><text:span text:style-name="T23">” <text:tab/></text:span><text:span text:style-name="T2"> </text:span><text:span text:style-name="T74"><text:line-break/><text:line-break/></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
      <text:p text:style-name="P40"><text:span text:style-name="T24"><office:annotation><dc:creator>Emanuel Heitlinger</dc:creator><dc:date>2020-03-29T13:21:57.894269218</dc:date><loext:sender-initials>EH</loext:sender-initials><text:p text:style-name="P66"><text:span text:style-name="T114">We have to be on point. “We extended the scope” is meaningless BS. Editors are used to that and recognize it. </text:span></text:p></office:annotation></text:span><text:span text:style-name="T24">We now focus the manuscript on the evolutionary implications of coupling (or the absence thereof) between resistance and tolerance. We argue, these are, that host-parasite co-evolution can be expected </text:span><text:soft-page-break/><text:span text:style-name="T24">in the presence of coupling, much less in the absence. We </text:span><text:span text:style-name="T26">then present our test for</text:span><text:span text:style-name="T24"> local (host subspecies) adaptation for </text:span><text:span text:style-name="T41">E. ferrisi</text:span><text:span text:style-name="T27"> </text:span><text:span text:style-name="T28">in this framework </text:span><text:span text:style-name="T24">and conclude that our negative result for this might be explained with an absence of resistance-tolerance coupling.</text:span></text:p>
      <text:p text:style-name="P38"><text:span text:style-name="T74"><text:line-break/></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
      <text:p text:style-name="P9"><text:span text:style-name="T80">We </text:span><text:span text:style-name="T83">now highlight implications of our main result (resistance-tolerance coupling for one but not the other parasite) for the </text:span><text:span text:style-name="T80">house mouse hybrid zone </text:span><text:span text:style-name="T83">in </text:span><text:span text:style-name="T84">the </text:span><text:span text:style-name="T80">discussion (lines 357-364). </text:span><text:span text:style-name="T84">We hope this shows t</text:span><text:span text:style-name="T83">he relevance of our findings </text:span><text:span text:style-name="T84">within our system. </text:span><text:span text:style-name="T85">This has </text:span><text:span text:style-name="T84">direct </text:span><text:span text:style-name="T83">implications </text:span><text:span text:style-name="T84">for the evolutionary question of effects of parasites in hybrid zones</text:span><text:span text:style-name="T80">.</text:span><text:span text:style-name="T83"> </text:span><text:span text:style-name="T85">We also show that this serves </text:span><text:span text:style-name="T83">an example </text:span><text:span text:style-name="T84">beyond our systems (as </text:span><text:span text:style-name="T85">we try to balance taxonomically focused with broad evolutionary implications </text:span><text:span text:style-name="T86">as suggested by the reviewers</text:span><text:span text:style-name="T85">). </text:span><text:span text:style-name="T86">W</text:span><text:span text:style-name="T85">e argue </text:span><text:span text:style-name="T86">that </text:span><text:span text:style-name="T85">the framework of resistance-tolerance coupling allow</text:span><text:span text:style-name="T86">s </text:span><text:span text:style-name="T85">to prioritize research questions to be addressed with different parasites: broad questions of relevance for the host species as a whole with parasites showing no coupling, questions of local adaptation and host-parasite co-evolution with parasites showing coupling. </text:span></text:p>
      <text:p text:style-name="P38"><text:span text:style-name="T74"><text:line-break/></text:span><text:span text:style-name="T1">Third, both reviewers question your measure of tolerance. Reviewer 1 asks why you did not use the measured suggested in this context by another author that you cite, and reviewer 2 outright dismisses your index as stastically shaky if not flawed. I definitely agree with the latter assessment, which apparently is still a recurring problem in ecological and evolutionary studies.</text:span></text:p>
      <text:p text:style-name="P16"/>
      <text:p text:style-name="P12">We agree with the reviewers than our index <text:span text:style-name="T109">calculated </text:span>was <text:span text:style-name="T109">based on measurements for host </text:span>individual<text:span text:style-name="T109">s</text:span>. Following the advice of the reviewers, we changed it for a genotype based measurement, within each group. <text:s/><text:span text:style-name="T91">We described our approach in material and method as follows:</text:span></text:p>
      <text:p text:style-name="P19"/>
      <text:p text:style-name="P61">“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lines 158-160) </text:span></text:p>
      <text:p text:style-name="P62"><text:soft-page-break/></text:p>
      <text:p text:style-name="P61"><text:span text:style-name="T88">“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9">(lines 165-168)</text:span></text:p>
      <text:p text:style-name="P38"><text:span text:style-name="T74"><text:line-break/></text:span><text:span text:style-name="T1">Fourth, a control group is missing.</text:span></text:p>
      <text:p text:style-name="P17"/>
      <text:p text:style-name="P13">Each animal present individual variation <text:span text:style-name="T110">in weight at the time of infection</text:span>. <text:span text:style-name="T110">W</text:span>e <text:span text:style-name="T110">are convinced that </text:span>each individual at starting day is <text:span text:style-name="T110">a better </text:span>control for <text:span text:style-name="T110">it’s own weight loss. The assessment of harm caused in animal infection experiments (for potentially necessary humane endpoints) does e.g. not allow comparison to a control group, but only to the starting weight of the same individual. We agree with this regulations and consider the “internal control” more relevant than uninfected control groups (which we are frankly not allowed to use in this experiment). We implement this within our analysis using a fixed a null intercept, as detailed in the previous comment.</text:span></text:p>
      <text:p text:style-name="P47"><text:span text:style-name="T74"><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74"><text:line-break/></text:span></text:p>
      <text:p text:style-name="P33">We hope that you consider our revision for another round of review and that we were able to convincingly answer the reviewer’s concerns as detailed below. </text:p>
      <text:p text:style-name="P47"><text:span text:style-name="T74"><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74"><text:line-break/></text:span></text:p>
      <text:p text:style-name="P33"><text:soft-page-break/>We openly admit that we can’t provide new data, but hope that changing our analytical framework for tolerance and the revised conceptional framework satisfy the reviewers. </text:p>
      <text:p text:style-name="P47"><text:span text:style-name="T74"><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tab/></text:span></text:p>
      <text:p text:style-name="P6"/>
      <text:p text:style-name="P47"><text:span text:style-name="T14">We did not provide a marked-up version, as the </text:span><text:span text:style-name="T25">our changes are </text:span><text:span text:style-name="T29">so substantial </text:span><text:span text:style-name="T25">that </text:span><text:span text:style-name="T14">such document </text:span><text:span text:style-name="T25">would not be </text:span><text:span text:style-name="T14">useful. </text:span><text:span text:style-name="T29">The text is </text:span><office:annotation office:name="__Annotation__4226_3974832659"><dc:creator>Emanuel Heitlinger</dc:creator><dc:date>2020-03-29T14:13:20.949618854</dc:date><loext:sender-initials>EH</loext:sender-initials><text:p text:style-name="P66"><text:span text:style-name="T114">Is this correct?</text:span></text:p><text:p text:style-name="P66"><text:span text:style-name="T114">50% would still be okay...</text:span></text:p></office:annotation><text:span text:style-name="T29">~70% rewritten and the remaining ~30%</text:span><office:annotation-end office:name="__Annotation__4226_3974832659"/><text:span text:style-name="T29"> are reorganized. </text:span></text:p>
      <text:p text:style-name="P47"><text:span text:style-name="T74"><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6">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tab/></text:span><text:span text:style-name="T74"><text:line-break/><text:line-break/></text:span><text:span text:style-name="T1">Sincerely,</text:span><text:span text:style-name="T74"><text:line-break/><text:line-break/></text:span><text:span text:style-name="T1">Wolf Blanckenhorn</text:span><text:span text:style-name="T74"><text:line-break/></text:span><text:span text:style-name="T1">Editor in Chief</text:span><text:span text:style-name="T74"><text:line-break/></text:span><text:span text:style-name="T1">Journal of Evolutionary Biology</text:span><text:span text:style-name="T74"><text:line-break/><text:line-break/></text:span><text:span text:style-name="T1">**********************************************</text:span><text:span text:style-name="T74"><text:line-break/></text:span><text:span text:style-name="T1">Evolutionary Biology &amp; Environmental Studies</text:span><text:span text:style-name="T74"><text:line-break/></text:span><text:span text:style-name="T1">University of Zurich-Irchel</text:span><text:span text:style-name="T74"><text:line-break/></text:span><text:span text:style-name="T1">Winterthurerstrasse 190</text:span><text:span text:style-name="T74"><text:line-break/></text:span><text:span text:style-name="T1">CH-8057 Zurich</text:span><text:span text:style-name="T74"><text:line-break/><text:line-break/></text:span><text:a xlink:type="simple" xlink:href="http://onlinelibrary.wiley.com/journal/10.1111/(ISSN)1420-9101/" office:target-frame-name="_blank" xlink:show="new" text:style-name="Internet_20_link" text:visited-style-name="Visited_20_Internet_20_Link"><text:span text:style-name="T6">http://onlinelibrary.wiley.com</text:span></text:a><text:span text:style-name="T74"><text:line-break/></text:span><text:a xlink:type="simple" xlink:href="http://mc.manuscriptcentral.com/jeb" office:target-frame-name="_blank" xlink:show="new" text:style-name="Internet_20_link" text:visited-style-name="Visited_20_Internet_20_Link"><text:span text:style-name="T6">http://mc.manuscriptcentral.co</text:span></text:a><text:span text:style-name="T74"><text:line-break/></text:span><text:soft-page-break/><text:a xlink:type="simple" xlink:href="http://www.eseb.org/" office:target-frame-name="_blank" xlink:show="new" text:style-name="Internet_20_link" text:visited-style-name="Visited_20_Internet_20_Link"><text:span text:style-name="T6">http://www.eseb.org</text:span></text:a><text:span text:style-name="T74"><text:line-break/><text:line-break/></text:span><text:span text:style-name="T1">*************************************</text:span><text:span text:style-name="T74"><text:line-break/></text:span><text:span text:style-name="T1">***********************************************</text:span><text:span text:style-name="T74"><text:line-break/><text:line-break/></text:span><text:span text:style-name="T1">Reviewer: 1</text:span><text:span text:style-name="T74"><text:line-break/><text:line-break/></text:span><text:span text:style-name="T1">Comments to the Author<text:tab/></text:span><text:span text:style-name="T74"><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38"><text:span text:style-name="T74"><text:line-break/></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74"><text:line-break/></text:span></text:p>
      <text:p text:style-name="P49"><text:span text:style-name="T52">W</text:span><text:span text:style-name="T53">e thank the reviewer for this comment </text:span><text:span text:style-name="T54">that will allow improvement of our manuscript. </text:span><text:span text:style-name="T63">We now focus our conceptual framework and highlight two aims of our study: </text:span><text:span text:style-name="T60">to test (1) presence/absence of resistance-tolerance trade-offs for each parasite and (2) local adaptation of </text:span><text:span text:style-name="T73">E. ferrisi</text:span><text:span text:style-name="T61">. </text:span><text:span text:style-name="T60"><text:s/></text:span><text:span text:style-name="T62">We argue that presence or absence of coupling of resistance and tolerance allows expectation on the presence of local adaptation. </text:span></text:p>
      <text:p text:style-name="P20">We <text:span text:style-name="T110">are confident that this is now clearly pronounced in the introduction, lines XX-XX:</text:span></text:p>
      <text:p text:style-name="P63"><text:span text:style-name="T93">“</text:span><text:span text:style-name="T102">We tested (1) if coupling between resistance and tolerance of each host differs between both parasite species; and (2) local adaptation of </text:span><text:span text:style-name="T98">E. ferrisi</text:span><text:span text:style-name="T102"> using a parasite isolated in a </text:span><text:soft-page-break/><text:span text:style-name="T99">M. m. domesticus</text:span><text:span text:style-name="T102"> host and one in a </text:span><text:span text:style-name="T99">M. m. musculus</text:span><text:span text:style-name="T102"> host. We expected that local (host sub-species) adaptation would be more likely if resistance and tolerance are coupled for this parasite.</text:span><text:span text:style-name="T93"> </text:span><text:span text:style-name="T92">“</text:span></text:p>
      <text:p text:style-name="P10"/>
      <text:p text:style-name="P4">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p>
      <text:p text:style-name="P4"/>
      <text:p text:style-name="P25"><text:span text:style-name="T113">We revised </text:span>our analysis to <text:span text:style-name="T113">a “</text:span>slope <text:span text:style-name="T113">per </text:span>genotype” based measure, <text:span text:style-name="T95">as described earlier in this document:</text:span></text:p>
      <text:p text:style-name="P24"/>
      <text:p text:style-name="P59">“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lines 158-160) </text:span></text:p>
      <text:p text:style-name="P27"/>
      <text:p text:style-name="P59"><text:span text:style-name="T90">“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9">(lines 165-168)</text:span></text:p>
      <text:p text:style-name="P38"><text:span text:style-name="T74"><text:line-break/></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18"><text:soft-page-break/></text:p>
      <text:p text:style-name="P44"><text:span text:style-name="T21">We </text:span><text:span text:style-name="T29">now focus much less on fitness effects on the host </text:span><text:span text:style-name="T42">per se</text:span><text:span text:style-name="T29"> but make (potentially more bold, </text:span><text:span text:style-name="T33">we admit) </text:span><text:span text:style-name="T29">conclusion on the implications of resistance-tolerance coupling. <text:s/></text:span><text:span text:style-name="T43">In the discussion, we </text:span><text:span text:style-name="T45">developed</text:span><text:span text:style-name="T43"> the relevance of our results for </text:span><text:span text:style-name="T44">our system. </text:span><text:span text:style-name="T45">We frame this as an example </text:span><text:span text:style-name="T50">to better understand the appearance of </text:span><text:span text:style-name="T48">the </text:span><text:span text:style-name="T50">co-evolution in </text:span><text:span text:style-name="T48">host–parasite </text:span><text:span text:style-name="T50">systems</text:span><text:span text:style-name="T49">. </text:span><text:span text:style-name="T50">We argue that co-evolution in more likely in systems presenting tolerance-resistance coupling. <text:tab/></text:span><text:span text:style-name="T81"><text:line-break/></text:span><text:span text:style-name="T74"><text:line-break/></text:span><text:span text:style-name="T1">Does sex play a role in either resistance or tolerance? Males and females were included in this study but pooled for data analysis.<text:tab/></text:span><text:span text:style-name="T74"><text:line-break/></text:span></text:p>
      <text:p text:style-name="P50"><text:span text:style-name="T75">We are not aware </text:span><text:span text:style-name="T76">of reasons to hypothesize higher or lower</text:span><text:span text:style-name="T75"> </text:span><text:span text:style-name="T76">resistance or tolerance </text:span><text:span text:style-name="T75">in </text:span><text:span text:style-name="T77">Eimeria</text:span><text:span text:style-name="T75"> infections in one sex. </text:span><office:annotation office:name="__Annotation__4301_3974832659"><dc:creator>Emanuel Heitlinger</dc:creator><dc:date>2020-03-29T14:20:03.869579623</dc:date><loext:sender-initials>EH</loext:sender-initials><text:p text:style-name="P66"><text:span text:style-name="T114">Reference? In Methods were you introduce the experimental design! Then point to it here!</text:span></text:p></office:annotation><text:span text:style-name="T78">A body of work suggests similar effect of these parasites on both sexes</text:span><office:annotation-end office:name="__Annotation__4301_3974832659"/><text:span text:style-name="T78">. </text:span><text:span text:style-name="T76">For this reason, we chose to not use s</text:span><text:span text:style-name="T74">ex as factor in the model</text:span><text:span text:style-name="T75">, </text:span><text:span text:style-name="T76">but rather </text:span><text:span text:style-name="T74">used </text:span><text:span text:style-name="T76">a sex-balanced design within each isolate infection group</text:span><text:span text:style-name="T74"> to add more (meaningful) variance </text:span><text:span text:style-name="T76">and obtain </text:span><text:span text:style-name="T74">more conservative </text:span><text:span text:style-name="T78">results</text:span><text:span text:style-name="T74">.</text:span></text:p>
      <text:p text:style-name="P38"><text:span text:style-name="T74"><text:line-break/></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37"/>
      <text:p text:style-name="P48"><text:span text:style-name="T55">We thank the reviewer to appreciate our efforts on honesty. </text:span><text:span text:style-name="T63">We now make </text:span><text:span text:style-name="T56">the timeframe </text:span><text:span text:style-name="T58">for infections of the different batches (including the problematic batches) </text:span><text:span text:style-name="T56">more clear. </text:span><text:span text:style-name="T57">See lines 121 to 138: </text:span></text:p>
      <text:p text:style-name="P58"><text:span text:style-name="T57">“</text:span><text:span text:style-name="T64">All individuals were negative for </text:span><text:span text:style-name="T71">Eimeria </text:span><text:span text:style-name="T64">at the beginning of our experiment (before infection of first batch, as described in the next paragraph). In total, 108 mice were infected. Mice were randomly allocated to experimental groups ensuring homogeneous distribution of ages and sexes between groups. Our experiments were conducted in four consecutive batches for </text:span><text:span text:style-name="T65">logistical resons</text:span><text:span text:style-name="T64">. The first two batches were infected </text:span><text:span text:style-name="T65">with </text:span><text:span text:style-name="T64">the two </text:span><text:span text:style-name="T72">E. ferrisi </text:span><text:span text:style-name="T64">isolates (Brandenburg64 and Brandenburg139), </text:span><text:span text:style-name="T66">the third and forth by one </text:span><text:span text:style-name="T67">E. ferrisi </text:span><text:span text:style-name="T66">isolate (Brandenburg64) and one </text:span><text:span text:style-name="T67">E. falciformis </text:span><text:span text:style-name="T66">isolate (Brandenburg88). Our experimental design is summarized in </text:span><text:span text:style-name="T68">Table 1,</text:span><text:span text:style-name="T69"> (</text:span><office:annotation office:name="__Annotation__4324_3974832659"><dc:creator>Emanuel Heitlinger</dc:creator><dc:date>2020-03-29T14:26:59.697381575</dc:date><loext:sender-initials>EH</loext:sender-initials><text:p text:style-name="P66"><text:span text:style-name="T117">Please add this! </text:span></text:p></office:annotation><text:span text:style-name="T69">chronology of experimental batches can be scrutinized <text:s/>in supplementary table XYZ)</text:span><office:annotation-end office:name="__Annotation__4324_3974832659"/><text:span text:style-name="T69">. </text:span></text:p>
      <text:p text:style-name="P64"><text:soft-page-break/><text:span text:style-name="T9">We observed </text:span><text:span text:style-name="T11">Eimeria </text:span><text:span text:style-name="T9">oocysts in the feces of 9 mice belonging to the last experimental batch at the day of infection, likely due to cross-contamination between batches. Moreover, before arrival to the infection facility, nematode eggs were observed in flotated feces of mice belonging to all genotypes. Nematode infection is common in breeding facilities (Baker, 1998). Despite treatment of the first infection batch of mice (22 mice) with anthelminthics (Profender®, Bayer AG, Levekusen, Germany) following the protocole of Mehlhorn et al. (2005), nematodes were still detected with PCR (following the protocole of Floyd, Rogers, Lambshead, &amp; Smith, 2005) in randomly sampled fecal samples a week later. We therefore decided not to treat mice of the following infection batches. For following statistical tests, we considered the full data set and a conservative data set in which cross-contaminated animals and animals treated by anthelminthic are removed.”<text:tab/></text:span><text:span text:style-name="T74"><text:line-break/></text:span></text:p>
      <text:p text:style-name="P39"><text:span text:style-name="T1">I think this is an error on page 10 – “SHUNT (Mmd subspecies) shed more OPG at the peak of shedding than both Mmm subspecies, PWD and BUSNA”. It looks like it should be “less” not “more”.</text:span><text:span text:style-name="T74"><text:line-break/></text:span></text:p>
      <text:p text:style-name="P31">Thank you for <text:span text:style-name="T111">spotting </text:span>this <text:span text:style-name="T111">mistake! We </text:span>now <text:span text:style-name="T111">report all results </text:span>on the <text:span text:style-name="T111">mouse </text:span>strain <text:span text:style-name="T111">and parasite </text:span>isolate level <text:span text:style-name="T111">(</text:span>following other comments<text:span text:style-name="T111">)</text:span>, <text:span text:style-name="T111">and therefore removed </text:span>sentence <text:span text:style-name="T111">completely</text:span>. </text:p>
      <text:p text:style-name="P39"><text:span text:style-name="T74"><text:line-break/></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5"/>
      <text:p text:style-name="P39"><text:span text:style-name="T8">We followed the suggestion of the reviewer and move these tables to the supplement we use different background color to indicate upper and lower triangle. </text:span><office:annotation office:name="__Annotation__2919_417537979"><dc:creator>Unknown Author</dc:creator><dc:date>2020-03-13T18:46:14.050106286</dc:date><text:p text:style-name="P66"><text:span text:style-name="T114">Question for Emanuel: what would you like to see in supplement? What do you think is missing? I’ve had my head in that too long, I am not sure I see clearly. Figures? Tables? </text:span></text:p></office:annotation><text:span text:style-name="T7">We removed useless info.<text:tab/></text:span><office:annotation-end office:name="__Annotation__2919_417537979"/><office:annotation><dc:creator>Emanuel Heitlinger</dc:creator><dc:date>2020-03-29T14:30:17.283178879</dc:date><loext:sender-initials>EH</loext:sender-initials><text:p text:style-name="P66"><text:span text:style-name="T115">Reply to Unknown Author (13/03/2020, 18:46): "..."</text:span></text:p><text:p><text:span text:style-name="T116">Why would you ever disagree on such an easy to implement change?</text:span></text:p></office:annotation><text:span text:style-name="T74"><text:line-break/><text:line-break/></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74"><text:line-break/></text:span></text:p>
      <text:p text:style-name="P34">As developed earlier, we revised our focus and discuss the implications for the house mouse hybrid zone more in light of implications of resistance-tolerance coupling (lines 357-367):</text:p>
      <text:p text:style-name="P65"><text:soft-page-break/><text:span text:style-name="T94">“</text:span><text:span text:style-name="T103">This finding is relevant in our system: i</text:span><text:span text:style-name="T104">t has been shown that hybrids between </text:span><text:span text:style-name="T105">M. m. domesticus</text:span><text:span text:style-name="T104"> and </text:span><text:span text:style-name="T105">M. m. musculus</text:span><text:span text:style-name="T104"> are more resistant not only to </text:span><text:span text:style-name="T101">Eimeria</text:span><text:span text:style-name="T104"> but also to other parasites including pinworms (Baird et al., 2012; Balard et al., 2019) but impact on tolerance could not be measured under natural conditions (Balard et al., 2019). The effect of parasites on host fitness and in the evolution of the house mouse hybrid zone is thus still rather ambiguous. Careful distinction between parasite species is necessary when analysing the influence of host genetics on</text:span><text:span text:style-name="T106"> such phenotypes. We</text:span><text:span text:style-name="T104"> here show that it is indispensable to measure both resistance and tolerance in </text:span><text:span text:style-name="T101">Eimeria</text:span><text:span text:style-name="T104"> infections of house mice, measurements that can best be made in future laboratory experiments with hybrid mice. </text:span><text:span text:style-name="T103">Moreover, the contrast between resistance and tolerance coupling in two different parasite can guide research on in this host-parasite system: if the effects of hybridisation should be studied independently of potential host-parasite co-adaptation the prevalent </text:span><text:span text:style-name="T97">E. ferrisi</text:span><text:span text:style-name="T103"> might be the most suitable parasite. If co</text:span><text:span text:style-name="T107">-evolution between hosts and parasites should be studied the pathogenic </text:span><text:span text:style-name="T100">E. falciformis</text:span><text:span text:style-name="T107"> is a more plausible target</text:span><text:span text:style-name="T108">.</text:span></text:p>
      <text:p text:style-name="P8"/>
      <text:p text:style-name="P39"><text:span text:style-name="T74"><text:line-break/></text:span><text:span text:style-name="T1">Were the data analysed twice (once looking at subspecies/species differences and once looking at strain differences) because there wasn’t enough data to do one model with strain nested within species, fitting all the variables?<text:tab/></text:span></text:p>
      <text:p text:style-name="P5"/>
      <text:p text:style-name="P15">We <text:span text:style-name="T112">previously tried to summarize results at the parasite species and mouse subspecies level. This comment made clear that this was confusing. We thus only report results at the detailed mouse </text:span>strain level <text:span text:style-name="T112">and parasite isolate level. The other “summary </text:span>analyses” were redundant.<text:tab/></text:p>
      <text:p text:style-name="P39"><text:span text:style-name="T74"><text:line-break/></text:span><text:span text:style-name="T1">Reviewer: 2<text:tab/></text:span><text:span text:style-name="T74"><text:line-break/><text:line-break/></text:span><text:span text:style-name="T1">Comments to the Author<text:tab/></text:span><text:span text:style-name="T74"><text:line-break/></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text:span><text:soft-page-break/><text:span text:style-name="T1">are used in the denominator of the equation to estimate tolerance, which by itself could explain the claimed negative association found for one of the parasites.</text:span></text:p>
      <text:p text:style-name="P5"/>
      <text:p text:style-name="P26"><text:span text:style-name="T96">We revised </text:span>our analysis <text:span text:style-name="T112">and now use </text:span>slope<text:span text:style-name="T112">s as a </text:span>genotype measure. <text:span text:style-name="T112">As described earlier in this document we included in the methods:</text:span></text:p>
      <text:p text:style-name="P26"/>
      <text:p text:style-name="P60">“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lines 158-160) </text:span></text:p>
      <text:p text:style-name="P28"/>
      <text:p text:style-name="P60"><text:span text:style-name="T90">“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9">(lines 165-168)</text:span></text:p>
      <text:p text:style-name="P11"/>
      <text:p text:style-name="P5">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p>
      <text:p text:style-name="P35"/>
      <text:p text:style-name="P39"><text:span text:style-name="T30">We rewrote it a </text:span><text:span text:style-name="T15">almost entirely. </text:span><text:span text:style-name="T30">We are curious how the reviewers </text:span><text:span text:style-name="T31">perceive this new focus</text:span><text:span text:style-name="T15">.<text:tab/></text:span><text:span text:style-name="T74"><text:line-break/><text:line-break/></text:span><text:span text:style-name="T1">There are no line numbers, which make difficult pointing at the sentences to comment.  In any case, with the hope of explaining further my point of view, I offer some comments below.</text:span><text:span text:style-name="T74"><text:line-break/></text:span></text:p>
      <text:p text:style-name="P39"><text:span text:style-name="T15">We apologize for this mistake and added line numbers</text:span><text:span text:style-name="T31"> in the current (we previously had the experience that the JEB submission system adds a – then confusing – own set of line numbers)</text:span><text:span text:style-name="T15">.</text:span><text:span text:style-name="T7"><text:tab/></text:span><text:span text:style-name="T74"><text:line-break/></text:span></text:p>
      <text:p text:style-name="P41"><text:soft-page-break/><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74"><text:line-break/></text:span><text:span text:style-name="T1">Abstract, 4th line: what do you mean with “hybrid hosts”?<text:tab/></text:span></text:p>
      <text:p text:style-name="P41"><text:span text:style-name="T1">Abstract, 5th line: what kind of fitness effects? What do you mean with modulatory effect?</text:span><text:span text:style-name="T74"><text:line-break/></text:span><text:span text:style-name="T1">Abstract: brief explanation of how resistance and tolerance responses were estimated is necessary here, before exposing the results.<text:tab/></text:span><text:span text:style-name="T74"><text:line-break/></text:span><text:span text:style-name="T1">Abstract, the two last lines: why findings of resistance in …. have to be interpreted carefully?</text:span><text:span text:style-name="T74"><text:line-break/></text:span></text:p>
      <text:p text:style-name="P45"><text:span text:style-name="T32">We re-wrote the abstract following </text:span><text:span text:style-name="T31">this </text:span><text:span text:style-name="T32">advice </text:span><text:span text:style-name="T31">but also to reflect the revised conceptual focus of our manuscript. </text:span></text:p>
      <text:p text:style-name="P36"/>
      <text:p text:style-name="P39"><text:span text:style-name="T1">Introduction:<text:tab/></text:span><text:span text:style-name="T74"><text:line-break/></text:span><text:span text:style-name="T5">“</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3"/>
      <text:p text:style-name="P53"><text:span text:style-name="T10">We agree and modified </text:span><text:span text:style-name="T46">the introduction highlighting the different possible scenarios of </text:span><text:span text:style-name="T47">a) </text:span><text:span text:style-name="T46">negative, </text:span><text:span text:style-name="T47">b) </text:span><text:span text:style-name="T46">positive or </text:span><text:span text:style-name="T47">c) </text:span><text:span text:style-name="T46">absence of correlation. </text:span></text:p>
      <text:p text:style-name="P42"><text:span text:style-name="T74"><text:line-break/></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p>
      <text:p text:style-name="P7"/>
      <text:p text:style-name="P39"><text:soft-page-break/><text:span text:style-name="T16">We entirely rewrot</text:span><text:span text:style-name="T31">e </text:span><text:span text:style-name="T16">our introduction following </text:span><text:span text:style-name="T31">this </text:span><text:span text:style-name="T16">advice, please see in revised manuscript. </text:span><text:span text:style-name="T31">We focus on the implication of coupling between resistance and tolerance. <text:tab/></text:span><text:span text:style-name="T74"><text:line-break/><text:line-break/></text:span><text:span text:style-name="T1">Material and methods<text:tab/></text:span><text:span text:style-name="T74"><text:line-break/></text:span><text:span text:style-name="T1">Please, try not to use acronyms, or reduce them to a minimum. It makes it very difficult to follow the text.</text:span></text:p>
      <text:p text:style-name="P7"><text:span text:style-name="T82">We</text:span><text:span text:style-name="T79"> replace</text:span><text:span text:style-name="T82">d</text:span><text:span text:style-name="T79"> all Mmm </text:span><text:span text:style-name="T82">and Mmd acronyms </text:span><text:span text:style-name="T79">by </text:span><text:span text:style-name="T82">species names for clarity.</text:span> </text:p>
      <text:p text:style-name="P39"><text:span text:style-name="T74"><text:line-break/></text:span><text:span text:style-name="T1">I am not an expert on the described lab methodologies, and thus I cannot comment on them.</text:span><text:span text:style-name="T74"><text:line-break/></text:span><text:span text:style-name="T1">Experimental approach:<text:tab/></text:span><text:span text:style-name="T74"><text:line-break/></text:span><text:span text:style-name="T1">Mice were orally infected with 150 sporulated oocysts, weight recorded and faeces collected daily.</text:span><text:span text:style-name="T74"><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74"><text:line-break/><text:line-break/></text:span><text:span text:style-name="T1">Measures of resistance and tolerance: I am not sure the approach is appropriate or correct to test the idea.<text:tab/></text:span><text:span text:style-name="T74"><text:line-break/></text:span><text:span text:style-name="T1">- Resistance: “number of oocysts per gram of feces (OPG) at the day of maximal shedding”. Do you mean the inverse of number of oocysts …. ?<text:tab/></text:span></text:p>
      <text:p text:style-name="P51"><text:span text:style-name="T59">W</text:span><text:span text:style-name="T51">e corrected this point, see lines 149-150:</text:span></text:p>
      <text:p text:style-name="P57"><text:span text:style-name="T51">“</text:span><text:span text:style-name="T70">Therefore, a</text:span><text:span text:style-name="T51">s a proxy of resistance we used the (inverse of) number of oocysts per gram of feces (OPG) at the day of maximal shedding.”</text:span></text:p>
      <text:p text:style-name="P39"><text:span text:style-name="T74"><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74"><text:line-break/></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74"><text:line-break/></text:span><text:span text:style-name="T1">(ii) Ratios between fitness related variables (or phenotypic quality) and intensity of parasitism are not a </text:span><text:soft-page-break/><text:span text:style-name="T1">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74"><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74"><text:line-break/></text:span><text:span text:style-name="T1">tolerance = (maximum relative weight loss … / maximum number of oocysts …),</text:span><text:span text:style-name="T74"><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p>
      <text:p text:style-name="P22"/>
      <text:p text:style-name="P21">We agree with the reviewers than our index was individual base. Following <text:span text:style-name="T113">this </text:span>reviewer <text:span text:style-name="T113">request</text:span>, we changed it for a genotype based measurement, within each <text:span text:style-name="T113">infection (parasite isolate)</text:span>. <text:span text:style-name="T91">We described our approach in material and method as follows:</text:span></text:p>
      <text:p text:style-name="P24"/>
      <text:p text:style-name="P23">“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lines 158-160) </text:span></text:p>
      <text:p text:style-name="P27"/>
      <text:p text:style-name="P54"><text:span text:style-name="T18">“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 <text:tab/></text:span><text:span text:style-name="T19">(lines 165-168). </text:span></text:p>
      <text:p text:style-name="P29"/>
      <text:p text:style-name="P29"/>
      <text:p text:style-name="P30">Concluding remarks…</text:p>
      <text:p text:style-name="P30"/>
      <text:p text:style-name="P30"/>
      <text:p text:style-name="P30">Yours sincerely, </text:p>
      <text:p text:style-name="P55"><text:span text:style-name="T20">A</text:span><text:span text:style-name="T17">lice Balard and</text:span><text:span text:style-name="T17"><office:annotation><dc:creator>Emanuel Heitlinger</dc:creator><dc:date>2020-03-29T15:08:11.067776388</dc:date><loext:sender-initials>EH</loext:sender-initials><text:p text:style-name="P66"><text:span text:style-name="T114">Or did we do double blind?</text:span></text:p><text:p text:style-name="P66"><text:span text:style-name="T114">The obviously only “the authors”. </text:span></text:p></office:annotation></text:span><text:span text:style-name="T17"> Emanuel Heitlinger for the authors</text:span></text:p>
      <text:p text:style-name="P54"><text:soft-page-break/><text:span text:style-name="T19"><text:tab/></text:span><text:span text:style-name="T74"><text:line-break/></text:span></text:p>
      <text:p text:style-name="P56"/>
      <text:p text:style-name="P54"><text:span text:style-name="T74"><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1" style:display-name="ListLabel 81" style:family="text">
      <style:text-properties fo:color="#00000a" style:text-underline-styl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4-07T18:40:30.750899956</dc:date>
    <meta:editing-duration>P1DT23H2M33S</meta:editing-duration>
    <meta:editing-cycles>29</meta:editing-cycles>
    <meta:generator>LibreOffice/6.1.5.2$Linux_X86_64 LibreOffice_project/10$Build-2</meta:generator>
    <meta:document-statistic meta:table-count="0" meta:image-count="0" meta:object-count="0" meta:page-count="14" meta:paragraph-count="71" meta:word-count="4435" meta:character-count="28474" meta:non-whitespace-character-count="23989"/>
  </office:meta>
</office:document-meta>
</file>